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Standard">
      <style:paragraph-properties fo:text-align="justify" style:justify-single-word="false"/>
      <style:text-properties officeooo:rsid="000164fa" officeooo:paragraph-rsid="000164fa"/>
    </style:style>
    <style:style style:name="P3" style:family="paragraph" style:parent-style-name="Standard">
      <style:paragraph-properties fo:text-align="justify" style:justify-single-word="false"/>
      <style:text-properties officeooo:rsid="000164fa" officeooo:paragraph-rsid="00102d67"/>
    </style:style>
    <style:style style:name="P4" style:family="paragraph" style:parent-style-name="Standard">
      <style:paragraph-properties fo:text-align="justify" style:justify-single-word="false"/>
      <style:text-properties officeooo:rsid="00033524" officeooo:paragraph-rsid="00033524"/>
    </style:style>
    <style:style style:name="P5" style:family="paragraph" style:parent-style-name="Text_20_body">
      <style:paragraph-properties fo:text-align="justify" style:justify-single-word="false"/>
      <style:text-properties officeooo:rsid="0007fb83" officeooo:paragraph-rsid="0007fb83"/>
    </style:style>
    <style:style style:name="P6" style:family="paragraph" style:parent-style-name="Text_20_body">
      <style:paragraph-properties fo:text-align="justify" style:justify-single-word="false"/>
      <style:text-properties officeooo:rsid="0008e023" officeooo:paragraph-rsid="0008e023"/>
    </style:style>
    <style:style style:name="P7" style:family="paragraph" style:parent-style-name="Text_20_body">
      <style:paragraph-properties fo:text-align="justify" style:justify-single-word="false"/>
      <style:text-properties officeooo:paragraph-rsid="0008e023"/>
    </style:style>
    <style:style style:name="P8" style:family="paragraph" style:parent-style-name="Text_20_body">
      <style:paragraph-properties fo:text-align="justify" style:justify-single-word="false"/>
      <style:text-properties officeooo:paragraph-rsid="000cd893"/>
    </style:style>
    <style:style style:name="P9" style:family="paragraph" style:parent-style-name="Text_20_body">
      <style:text-properties officeooo:rsid="000abbef" officeooo:paragraph-rsid="000abbef"/>
    </style:style>
    <style:style style:name="P10" style:family="paragraph" style:parent-style-name="Text_20_body">
      <style:text-properties officeooo:rsid="000abbef" officeooo:paragraph-rsid="000aecc8"/>
    </style:style>
    <style:style style:name="P11" style:family="paragraph" style:parent-style-name="Text_20_body">
      <style:text-properties officeooo:rsid="000ca974" officeooo:paragraph-rsid="000ca974"/>
    </style:style>
    <style:style style:name="P12" style:family="paragraph" style:parent-style-name="Text_20_body">
      <style:paragraph-properties fo:text-align="justify" style:justify-single-word="false"/>
      <style:text-properties officeooo:rsid="000ca974" officeooo:paragraph-rsid="000ca974"/>
    </style:style>
    <style:style style:name="P13" style:family="paragraph" style:parent-style-name="Text_20_body">
      <style:paragraph-properties fo:text-align="justify" style:justify-single-word="false"/>
      <style:text-properties officeooo:rsid="000f4012" officeooo:paragraph-rsid="000f4012"/>
    </style:style>
    <style:style style:name="P14" style:family="paragraph" style:parent-style-name="Text_20_body" style:list-style-name="L1">
      <style:paragraph-properties fo:text-align="justify" style:justify-single-word="false"/>
      <style:text-properties officeooo:rsid="000f4012" officeooo:paragraph-rsid="000f4012"/>
    </style:style>
    <style:style style:name="P15" style:family="paragraph" style:parent-style-name="Text_20_body">
      <style:paragraph-properties fo:text-align="justify" style:justify-single-word="false"/>
      <style:text-properties officeooo:rsid="000f4012" officeooo:paragraph-rsid="00102d67"/>
    </style:style>
    <style:style style:name="P16" style:family="paragraph" style:parent-style-name="Text_20_body">
      <style:paragraph-properties fo:text-align="justify" style:justify-single-word="false"/>
      <style:text-properties officeooo:rsid="00102d67" officeooo:paragraph-rsid="00102d67"/>
    </style:style>
    <style:style style:name="P17" style:family="paragraph" style:parent-style-name="Text_20_body">
      <style:paragraph-properties fo:text-align="justify" style:justify-single-word="false"/>
      <style:text-properties officeooo:rsid="001419d1" officeooo:paragraph-rsid="001419d1"/>
    </style:style>
    <style:style style:name="P18" style:family="paragraph" style:parent-style-name="Text_20_body">
      <style:paragraph-properties fo:text-align="justify" style:justify-single-word="false"/>
      <style:text-properties officeooo:rsid="0015aa38" officeooo:paragraph-rsid="0015aa38"/>
    </style:style>
    <style:style style:name="P19" style:family="paragraph" style:parent-style-name="Text_20_body">
      <style:text-properties officeooo:rsid="0015aa38" officeooo:paragraph-rsid="0015aa38"/>
    </style:style>
    <style:style style:name="P20" style:family="paragraph" style:parent-style-name="Heading_20_1">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justify" style:justify-single-word="false"/>
      <style:text-properties officeooo:rsid="000abbef" officeooo:paragraph-rsid="000abbef"/>
    </style:style>
    <style:style style:name="T1" style:family="text">
      <style:text-properties officeooo:rsid="000164fa"/>
    </style:style>
    <style:style style:name="T2" style:family="text">
      <style:text-properties officeooo:rsid="000248b9"/>
    </style:style>
    <style:style style:name="T3" style:family="text">
      <style:text-properties officeooo:rsid="0004cae7"/>
    </style:style>
    <style:style style:name="T4" style:family="text">
      <style:text-properties officeooo:rsid="0007fb83"/>
    </style:style>
    <style:style style:name="T5" style:family="text">
      <style:text-properties officeooo:rsid="0008e023"/>
    </style:style>
    <style:style style:name="T6" style:family="text">
      <style:text-properties officeooo:rsid="000abbef"/>
    </style:style>
    <style:style style:name="T7" style:family="text">
      <style:text-properties officeooo:rsid="000aecc8"/>
    </style:style>
    <style:style style:name="T8" style:family="text">
      <style:text-properties officeooo:rsid="000ca974"/>
    </style:style>
    <style:style style:name="T9" style:family="text">
      <style:text-properties officeooo:rsid="000cd893"/>
    </style:style>
    <style:style style:name="T10" style:family="text">
      <style:text-properties officeooo:rsid="00102d67"/>
    </style:style>
    <style:style style:name="T11" style:family="text">
      <style:text-properties officeooo:rsid="0015aa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t 5 : </text:span>Utilisez les données publiques de l'OpenFoodFacts</text:p>
      <text:h text:style-name="P20" text:outline-level="1">Description du projet</text:h>
      <text:p text:style-name="P4">Il s’agissait de créer un programme qui exploite des données de la base Open Food Facts pour proposer un produit de substitution plus sain à un autre produit de la même catégorie sélectionné par l’utilisateur.</text:p>
      <text:h text:style-name="P20" text:outline-level="1">Méhtodologie semi agile / <text:span text:style-name="T3">semi perso </text:span>;-)</text:h>
      <text:p text:style-name="P2"><text:span text:style-name="T4">J’ai utilisé quelques</text:span> concepts et outils <text:span text:style-name="T4">propres aux méthodologies agiles mais j’ai également intégré quelques une de mes pratiques.</text:span></text:p>
      <text:h text:style-name="P21" text:outline-level="2">User stories</text:h>
      <text:p text:style-name="P5">J’ai rédigé une user story pour chaque fonctionnalité du programme. Pour chacune de ces stories, j’ai listé les fonctions/mécanismes rattachés à développer.</text:p>
      <text:h text:style-name="P21" text:outline-level="2">Trello</text:h>
      <text:p text:style-name="P5">Après rédaction, des user stories, j’ai pu alimenter un tableau Trello avec la liste des fonctionnalités à développer, chacune représentant une tâche à réaliser. Je n’ai par contre pas intégré de notion de durée et d’échéance pour chaque tâche. <text:span text:style-name="T5">Je n’ai donc appliqué que partiellement la pratique « Planning game » fréquemment utilisé en méthodologie agile.</text:span></text:p>
      <text:p text:style-name="P6">J’ai découvert Trello dans le cadre de ce projet. Dans mon cadre professionnel, j’utilise Youtrack qui est un outil similaire mais axé essentiellement vers le suivi des projets de développement d’application.</text:p>
      <text:p text:style-name="P6">Trello me semble plus générique.</text:p>
      <text:h text:style-name="P21" text:outline-level="2"><text:span text:style-name="T6">MCD (m</text:span>odèle conceptuel des données<text:span text:style-name="T6">)</text:span></text:h>
      <text:p text:style-name="P7"><text:span text:style-name="T5">Définition du modèle conceptuel des données. En d’autres terme j’ai schématiser la future base de données utilisée par mon programme. On retrouve dans ce schéma, les tables, leurs champs, leurs clés primaires et étrangères et donc les différents lien entre ces tables.</text:span></text:p>
      <text:p text:style-name="P6">J’ai utilisé l’outil Visual Paradigm pour modéliser ce schéma. J’utilise ce même outil pour réaliser tout mes diagramme UML.</text:p>
      <text:h text:style-name="P21" text:outline-level="2"><text:soft-page-break/>Readme <text:span text:style-name="T2">D</text:span>riven <text:span text:style-name="T2">D</text:span>evelopment <text:span text:style-name="T2">mais pas toujours « driven » ! </text:span></text:h>
      <text:p text:style-name="Text_20_body">Une foi<text:span text:style-name="T6">s les user stories rédigées et le MCD réalisé, j’ai commencé à alimenter le fichier README du projet en utilisant la syntaxe Markdown. J’ai donc listé sous forme de titre les fonctionnalités à développer. </text:span></text:p>
      <text:p text:style-name="P9">J’ai commencer à rédiger la documentation avec de coder les premières fonctionnalités. Mais je me suis vite rendu compte que j’allais vers un code procédural ; ce que je ne souhaitais pas. </text:p>
      <text:p text:style-name="P10">Mon erreur a été de mal penser les mécanismes de mon programme et donc les classes à écrire (qui d’ailleurs n’existaient pas au départ) <text:span text:style-name="T7">avant de démarrer l’écriture du fichier README</text:span> . <text:span text:style-name="T8">Je me suis basé directement sur les user stories pour écrire des fonctions au lieu de déduire de celles-ci la structure et les classes à produire.</text:span></text:p>
      <text:p text:style-name="P9">L’organisation des modules de mon programme s’en <text:span text:style-name="T8">est</text:span> d’ailleurs ressenti au départ.</text:p>
      <text:p text:style-name="P11">Au final je n’ai pas respecter complètement cette pratique du « Readme Driven Development ».</text:p>
      <text:p text:style-name="P11">Cela amène à la notion de démarche itérative.</text:p>
      <text:h text:style-name="P22" text:outline-level="2"><text:span text:style-name="T3">Une démarche itérative</text:span></text:h>
      <text:p text:style-name="P12">Confronté à un code beaucoup trop procédural et mal pensé du départ, j’ai donc multiplié, les réécritures de mon code, l’ajout de classes, la création de fichiers de « settings », la réorganisation et le « refactoring » du code. </text:p>
      <text:p text:style-name="P12">Finalement la logique du programme s’est construite au gré de ces multiple itérations.</text:p>
      <text:h text:style-name="P21" text:outline-level="2">Sandbox</text:h>
      <text:p text:style-name="P8"><text:span text:style-name="T9">Il s’agit là d’une pratique que j’ai dans tous les travaux que j’entreprends. Avoir un fichier « bac à sable », permet de tester les mécanismes de façon procédural, avec beaucoup de paramètres écrits « en dur ». C’est seulement ensuite que je commence à écrire les classes, scripts et fichier de settings. Cela évite de polluer le programme avec les tests des différentes librairies car le fichier « sandbox.py » est non versionné. Ce fichier fait office de « proof of concept ».</text:span></text:p>
      <text:h text:style-name="P20" text:outline-level="1">Choix techniques</text:h>
      <text:p text:style-name="P13">D’un point de vue technique j’ai utilisé les librairies suivantes :</text:p>
      <text:list xml:id="list4105873038" text:style-name="L1">
        <text:list-item>
          <text:p text:style-name="P14">mysql-connector-python : pour me connecter à la base de données Mariadb (Mysql) et exécuter les requêtes SQL.</text:p>
        </text:list-item>
        <text:list-item>
          <text:p text:style-name="P14">requests : pour interroger la base de données Open Food Facts via la Web API mise à disposition par le site, et récupérer les données au format JSON afin de les intégrer dans la base de données Mariabdb du programme.</text:p>
        </text:list-item>
        <text:list-item>
          <text:p text:style-name="P14"><text:soft-page-break/><text:span text:style-name="T10">f</text:span>lake8 : pour contrôle que mon code respecte au maximum les principes de la PEP8.</text:p>
        </text:list-item>
      </text:list>
      <text:p text:style-name="P16">Pour gérer un environnement de travail virtuel et la récupération de ces librairies, j’ai utiliser Pipenv.</text:p>
      <text:h text:style-name="P20" text:outline-level="1">Difficultés et solutions</text:h>
      <text:h text:style-name="Heading_20_2" text:outline-level="2">Choix des algorithmes</text:h>
      <text:p text:style-name="P18">J’ai eu du mal à trouver une solution pour restreindre la liste des catégories de produits présentées à l’utilisateur. J’ai finalement utiliser une limitation sur le nombre minimum de produits rattachés. Je me pose la question d’ajouter une limitation supplémentaire sous forme de « liste blanche » (dans les « settings ») des catégories à afficher.</text:p>
      <text:h text:style-name="Heading_20_2" text:outline-level="2">Programmation objet Vs programmation procédurale</text:h>
      <text:p text:style-name="P17">Ma première difficulté a été de suivre le principe du « Readme Driven Development » et de produire <text:span text:style-name="T1">un </text:span>code basé sur la programmation object plutôt que <text:span text:style-name="T1">procédurale, </text:span>c’est à dire un code évolutif. Je ne reviens sur ma façon de traiter ce problème puisque je l’ai abordé plus haut dans ce document.</text:p>
      <text:h text:style-name="Heading_20_2" text:outline-level="2">Documentation du code</text:h>
      <text:p text:style-name="P19">Au fur et à mesure que j’ai avancé dans la rédaction de mon code j’ai parfois oublié la bonne pratique qui consiste à documenter chaque module, classe et méthode. J’ai donc du faire plusieurs revue de mon code. Dans le même registre, j’ai complètement oublié d’ajouter une version dans le fichier init de la librairie principale.</text:p>
      <text:p text:style-name="P15"/>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dobe Blank" style:font-family-asian="'Adobe Blan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8:55:43.241526294</meta:creation-date>
    <meta:generator>LibreOffice/5.4.4.2$Linux_X86_64 LibreOffice_project/40m0$Build-2</meta:generator>
    <dc:date>2018-01-30T10:59:03.201937529</dc:date>
    <meta:editing-duration>PT55M26S</meta:editing-duration>
    <meta:editing-cycles>17</meta:editing-cycles>
    <meta:document-statistic meta:table-count="0" meta:image-count="0" meta:object-count="0" meta:page-count="3" meta:paragraph-count="39" meta:word-count="850" meta:character-count="5177" meta:non-whitespace-character-count="4365"/>
  </office:meta>
</office:document-meta>
</file>